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13b9"/>
    </style:style>
    <style:style style:name="P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e13b9" officeooo:paragraph-rsid="001e13b9"/>
    </style:style>
    <style:style style:name="P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e13b9" officeooo:paragraph-rsid="001f2186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f2186" officeooo:paragraph-rsid="001f2186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faf5a" officeooo:paragraph-rsid="001faf5a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1ac9b" officeooo:paragraph-rsid="0021ac9b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2e8db" officeooo:paragraph-rsid="0022e8db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13b9"/>
    </style:style>
    <style:style style:name="T2" style:family="text">
      <style:text-properties officeooo:rsid="001f218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Standard">Supervisor Meeting <text:span text:style-name="T1">6</text:span></text:p>
      <text:p text:style-name="Standard"/>
      <text:p text:style-name="Standard">Date 20/11/2019</text:p>
      <text:p text:style-name="Standard"/>
      <text:p text:style-name="Standard">Attendees</text:p>
      <text:p text:style-name="Standard">Richard Allen (Myself)</text:p>
      <text:p text:style-name="Standard">Markus Roggenbach</text:p>
      <text:p text:style-name="Standard"/>
      <text:p text:style-name="Standard"/>
      <text:p text:style-name="Standard">Discussed</text:p>
      <text:p text:style-name="Standard"/>
      <text:p text:style-name="Standard">. <text:s/>Listed tasks for</text:p>
      <text:p text:style-name="Standard"><text:s text:c="2"/>a) Vellemann essay. <text:s/>Perhaps don't include scratch work just focus in final proof. <text:s/>Choose a different proof for existential quantifier</text:p>
      <text:p text:style-name="Standard"/>
      <text:p text:style-name="Standard"><text:s text:c="2"/>b) Paper survey, talk and essay.</text:p>
      <text:p text:style-name="Standard"/>
      <text:p text:style-name="Standard"><text:s text:c="2"/>c) Project initial document</text:p>
      <text:p text:style-name="Standard"><text:tab/>DONE - Got phone from Phil James, rooted, installed Xposed framework, installed Android Studio on dev PC. <text:s/>Followed Xposed <text:tab/><text:tab/>tutorial and produced an Xposed module that logs processes being started. <text:s/>Demonstrated Xposed module operating. </text:p>
      <text:p text:style-name="Standard"/>
      <text:p text:style-name="Standard"><text:tab/>TODO - Progress the module to log access to protected resources such as pictures, address book, location access.<text:tab/></text:p>
      <text:p text:style-name="Standard"><text:tab/>TODO - Read paper on android security - Understanding Android Security framework. <text:s/>The paper has some experiments. <text:s/>Perform <text:tab/><text:tab/>these and write up. <text:s/>Discuss this in the project document.</text:p>
      <text:p text:style-name="Standard"/>
      <text:p text:style-name="Standard"/>
      <text:p text:style-name="Standard">. <text:s/>Discussed LTL semantics for survey paper</text:p>
      <text:p text:style-name="Standard"><text:tab/></text:p>
      <text:p text:style-name="Standard">Example - traffic lights</text:p>
      <text:p text:style-name="Standard"/>
      <text:p text:style-name="Standard">PL : gr, r - pedestrian light (green, red)</text:p>
      <text:p text:style-name="Standard"/>
      <text:p text:style-name="Standard">TL : gr, am, r, ram - traffic light (green, amber, red, red amber)</text:p>
      <text:p text:style-name="Standard"/>
      <text:p text:style-name="Standard">Propositions</text:p>
      <text:p text:style-name="Standard"><text:s/>{ PL-gr, PL-r, TL-gr, TL-ram, TL-r, TL-am</text:p>
      <text:p text:style-name="Standard"/>
      <text:p text:style-name="Standard"/>
      <text:p text:style-name="Standard">A good trace for a pedestrian and traffic light system</text:p>
      <text:p text:style-name="Standard"/>
      <text:p text:style-name="Standard">&lt;{ PL-r, TL-gr }, {PL-r, TL-a}, ... &gt; = w (infinite word)</text:p>
      <text:p text:style-name="Standard"><text:tab/></text:p>
      <text:p text:style-name="Standard"/>
      <text:p text:style-name="Standard">A bad trace</text:p>
      <text:p text:style-name="P1">&lt;<draw:g text:anchor-type="as-char" svg:y="-0.392cm" draw:z-index="3" draw:style-name="gr1"><svg:title>TexMaths</svg:title><svg:desc>14§display§\emptyset§svg§600§FALSE§</svg:desc><draw:polygon draw:style-name="gr9" draw:text-style-name="P8" svg:width="0.172cm" svg:height="0.369cm" svg:x="0.001cm" svg:y="0.026cm" svg:viewBox="0 0 173 370" draw:points="86,370 0,370 0,0 173,0 173,370"><text:p/></draw:polygon><draw:path draw:style-name="gr10" draw:text-style-name="P9" svg:width="0.198cm" svg:height="0.418cm" svg:x="0cm" svg:y="0cm" svg:viewBox="0 0 199 419" svg:d="M169 10c0-6-6-10-11-10-7 0-9 6-12 15-5 21-1 3-6 23-6-3-21-10-40-10-29 0-60 14-79 53-18 39-21 84-21 129 0 32 0 120 42 158-11 38-11 39-11 42 0 4 5 9 11 9 7 0 8-5 11-16 6-19 1-3 6-21 12 6 27 10 40 10 56 0 77-48 87-71 12-34 13-75 13-111s0-118-43-158zM49 346c-16-34-16-94-16-142 0-39 0-72 7-105 9-46 38-61 60-61 10 0 23 4 35 15zM151 71c15 30 15 87 15 133 0 37 0 73-6 105-8 52-34 72-61 72-11 0-24-4-35-16z"><text:p/></draw:path></draw:g>, {PL-gr, PL-r}, {TL-gr, TL-r}&gt; = u (useless!)</text:p>
      <text:p text:style-name="Standard"/>
      <text:p text:style-name="Standard">This is a bad trace because each entry describes only one of the two lights and shows the light in two states simultaneously.</text:p>
      <text:p text:style-name="Standard"/>
      <text:p text:style-name="Standard"><text:soft-page-break/></text:p>
      <text:p text:style-name="Standard">Rules for the system can be described: "in each state the pededstrian light is either green or red" : PL-gr xor PL-r</text:p>
      <text:p text:style-name="Standard"/>
      <text:p text:style-name="P1">PL-gr xor PL-r = <draw:g text:anchor-type="as-char" svg:y="-0.339cm" draw:z-index="0" draw:style-name="gr1"><svg:title>TexMaths</svg:title><svg:desc>14§display§\Phi§svg§600§FALSE§</svg:desc><draw:polygon draw:style-name="gr2" draw:text-style-name="P8" svg:width="0.28cm" svg:height="0.288cm" svg:x="0cm" svg:y="0.026cm" svg:viewBox="0 0 281 289" draw:points="140,289 0,289 0,0 281,0 281,289"><text:p/></draw:polygon><draw:path draw:style-name="gr3" draw:text-style-name="P9" svg:width="0.302cm" svg:height="0.337cm" svg:x="0.003cm" svg:y="0cm" svg:viewBox="0 0 303 338" svg:d="M170 272c77-7 133-53 133-102 0-52-57-97-133-103v-28c0-17 0-24 48-24h16v-15c-18 1-64 1-84 1-21 0-67 0-85-1v15h18c46 0 46 6 46 24v28c-76 7-129 54-129 101 0 52 55 95 129 104v27c0 16 0 23-46 23h-18v16c18-2 64-2 85-2 20 0 66 0 84 2v-16h-16c-48 0-48-5-48-23zM129 259c-70-8-80-59-80-89 0-27 6-83 80-92zM170 77c69 8 83 55 83 91 0 31-7 83-83 93z"><text:p/></draw:path></draw:g><text:s/><text:span text:style-name="T1">is a rule described logically as a proposition and called phi.</text:span></text:p>
      <text:p text:style-name="P1"/>
      <text:p text:style-name="P2">We can say w and u are traces and that w <draw:g text:anchor-type="as-char" svg:y="-0.37cm" draw:z-index="1" draw:style-name="gr1"><svg:title>TexMaths</svg:title><svg:desc>14§display§\models§svg§600§FALSE§</svg:desc><draw:polygon draw:style-name="gr4" draw:text-style-name="P8" svg:width="0.358cm" svg:height="0.443cm" svg:x="0cm" svg:y="0.026cm" svg:viewBox="0 0 359 444" draw:points="180,444 0,444 0,0 359,0 359,444"><text:p/></draw:polygon><draw:path draw:style-name="gr5" draw:text-style-name="P9" svg:width="0.02cm" svg:height="0.492cm" svg:x="0.034cm" svg:y="0cm" svg:viewBox="0 0 21 493" svg:d="M21 18c0-10 0-18-11-18-10 0-10 8-10 18v457c0 9 0 18 10 18 11 0 11-9 11-18z"><text:p/></draw:path><draw:path draw:style-name="gr6" draw:text-style-name="P9" svg:width="0.326cm" svg:height="0.115cm" svg:x="0.057cm" svg:y="0.187cm" svg:viewBox="0 0 327 116" svg:d="M310 20c9 0 17 0 17-10s-8-10-15-10h-295c-9 0-17 0-17 10s8 10 17 10zM312 116c7 0 15 0 15-10 0-9-8-9-17-9h-293c-9 0-17 0-17 9 0 10 8 10 17 10z"><text:p/></draw:path></draw:g><text:s/><draw:g text:anchor-type="as-char" svg:y="-0.339cm" draw:z-index="2" draw:style-name="gr1"><svg:title>TexMaths</svg:title><svg:desc>14§display§\Phi§svg§600§FALSE§</svg:desc><draw:polygon draw:style-name="gr7" draw:text-style-name="P8" svg:width="0.28cm" svg:height="0.288cm" svg:x="0cm" svg:y="0.026cm" svg:viewBox="0 0 281 289" draw:points="140,289 0,289 0,0 281,0 281,289"><text:p/></draw:polygon><draw:path draw:style-name="gr8" draw:text-style-name="P9" svg:width="0.302cm" svg:height="0.337cm" svg:x="0.003cm" svg:y="0cm" svg:viewBox="0 0 303 338" svg:d="M170 272c77-7 133-53 133-102 0-52-57-97-133-103v-28c0-17 0-24 48-24h16v-15c-18 1-64 1-84 1-21 0-67 0-85-1v15h18c46 0 46 6 46 24v28c-76 7-129 54-129 101 0 52 55 95 129 104v27c0 16 0 23-46 23h-18v16c18-2 64-2 85-2 20 0 66 0 84 2v-16h-16c-48 0-48-5-48-23zM129 259c-70-8-80-59-80-89 0-27 6-83 80-92zM170 77c69 8 83 55 83 91 0 31-7 83-83 93z"><text:p/></draw:path></draw:g><text:s/>and u <draw:g text:anchor-type="as-char" svg:y="-0.37cm" draw:z-index="4" draw:style-name="gr1"><svg:title>TexMaths</svg:title><svg:desc>14§display§\mid\ne§svg§600§FALSE§</svg:desc><draw:polygon draw:style-name="gr11" draw:text-style-name="P8" svg:width="0.44cm" svg:height="0.443cm" svg:x="0cm" svg:y="0.026cm" svg:viewBox="0 0 441 444" draw:points="221,444 0,444 0,0 441,0 441,444"><text:p/></draw:polygon><draw:path draw:style-name="gr12" draw:text-style-name="P9" svg:width="0.02cm" svg:height="0.492cm" svg:x="0.034cm" svg:y="0cm" svg:viewBox="0 0 21 493" svg:d="M21 18c0-10 0-18-11-18-10 0-10 8-10 18v457c0 9 0 18 10 18 11 0 11-9 11-18z"><text:p/></draw:path><draw:path draw:style-name="gr13" draw:text-style-name="P9" svg:width="0.245cm" svg:height="0.458cm" svg:x="0.18cm" svg:y="0.017cm" svg:viewBox="0 0 246 459" svg:d="M242 20c4-7 4-9 4-10 0-3-3-10-10-10-6 0-7 3-11 10l-221 430c-4 7-4 8-4 11s3 8 10 8c5 0 7-3 11-8z"><text:p/></draw:path><draw:path draw:style-name="gr14" draw:text-style-name="P9" svg:width="0.326cm" svg:height="0.115cm" svg:x="0.14cm" svg:y="0.187cm" svg:viewBox="0 0 327 116" svg:d="M310 20c8 0 17 0 17-10s-9-10-16-10h-294c-9 0-17 0-17 10s8 10 17 10zM311 116c7 0 16 0 16-10 0-9-9-9-17-9h-293c-9 0-17 0-17 9 0 10 8 10 17 10z"><text:p/></draw:path></draw:g><text:s/><draw:g text:anchor-type="as-char" svg:y="-0.339cm" draw:z-index="5" draw:style-name="gr1"><svg:title>TexMaths</svg:title><svg:desc>14§display§\Phi§svg§600§FALSE§</svg:desc><draw:polygon draw:style-name="gr15" draw:text-style-name="P8" svg:width="0.28cm" svg:height="0.288cm" svg:x="0cm" svg:y="0.026cm" svg:viewBox="0 0 281 289" draw:points="140,289 0,289 0,0 281,0 281,289"><text:p/></draw:polygon><draw:path draw:style-name="gr16" draw:text-style-name="P9" svg:width="0.302cm" svg:height="0.337cm" svg:x="0.003cm" svg:y="0cm" svg:viewBox="0 0 303 338" svg:d="M170 272c77-7 133-53 133-102 0-52-57-97-133-103v-28c0-17 0-24 48-24h16v-15c-18 1-64 1-84 1-21 0-67 0-85-1v15h18c46 0 46 6 46 24v28c-76 7-129 54-129 101 0 52 55 95 129 104v27c0 16 0 23-46 23h-18v16c18-2 64-2 85-2 20 0 66 0 84 2v-16h-16c-48 0-48-5-48-23zM129 259c-70-8-80-59-80-89 0-27 6-83 80-92zM170 77c69 8 83 55 83 91 0 31-7 83-83 93z"><text:p/></draw:path></draw:g></text:p>
      <text:p text:style-name="P2"/>
      <text:p text:style-name="P3">In the discussion show the absolut<text:span text:style-name="T2">e</text:span> logical <text:span text:style-name="T2">definition of xor </text:span><text:span text:style-name="T2"><draw:g text:anchor-type="as-char" svg:y="-0.37cm" draw:z-index="6" draw:style-name="gr1"><svg:title>TexMaths</svg:title><svg:desc>14§display§(\widetilde{}a \wedge b) \vee (a \wedge \widetilde{} b)§svg§600§FALSE§</svg:desc><draw:polygon draw:style-name="gr17" draw:text-style-name="P8" svg:width="3.25cm" svg:height="0.443cm" svg:x="0cm" svg:y="0.026cm" svg:viewBox="0 0 3251 444" draw:points="1626,444 0,444 0,0 3251,0 3251,444"><text:p/></draw:polygon><draw:path draw:style-name="gr18" draw:text-style-name="P9" svg:width="0.114cm" svg:height="0.492cm" svg:x="0.024cm" svg:y="0cm" svg:viewBox="0 0 115 493" svg:d="M115 489c0-2 0-3-9-12-61-61-77-155-77-231 0-85 19-170 80-232 6-6 6-7 6-10s-2-4-6-4-49 34-78 97c-25 53-31 107-31 149 0 40 6 98 32 154 31 62 73 93 77 93s6-2 6-4z"><text:p/></draw:path><draw:path draw:style-name="gr19" draw:text-style-name="P9" svg:width="0.273cm" svg:height="0.056cm" svg:x="0.031cm" svg:y="0.014cm" svg:viewBox="0 0 274 57" svg:d="M267 0c-23 20-50 36-75 36-20 0-34-9-52-19-14-9-29-17-49-17-13 0-25 4-36 8-10 6-20 12-28 19l-27 21 7 9c24-21 50-36 76-36 19 0 33 10 51 20 14 7 30 16 49 16 13 0 26-4 37-9 10-5 19-10 28-17l26-23z"><text:p/></draw:path><draw:path draw:style-name="gr20" draw:text-style-name="P9" svg:width="0.226cm" svg:height="0.223cm" svg:x="0.186cm" svg:y="0.152cm" svg:viewBox="0 0 227 224" svg:d="M165 31c-10-17-24-31-46-31-57 0-119 73-119 144 0 48 27 80 66 80 10 0 35-3 64-36 4 19 21 36 45 36 18 0 29-11 36-27 9-18 16-49 16-49 0-5-6-5-6-5-5 0-5 1-7 10-10 30-18 60-38 60-14 0-15-13-15-23 0-11 1-14 7-36 6-21 6-27 10-45l18-68c3-16 3-16 3-17 0-10-6-14-13-14-12 0-21 11-21 21zM132 160c-2 9-2 9-10 18-21 26-41 35-55 35-25 0-32-27-32-46 0-24 15-86 28-108 14-30 36-48 57-48 33 0 40 41 40 44 0 2-2 5-3 8z"><text:p/></draw:path><draw:path draw:style-name="gr21" draw:text-style-name="P9" svg:width="0.273cm" svg:height="0.304cm" svg:x="0.563cm" svg:y="0.076cm" svg:viewBox="0 0 274 305" svg:d="M148 10c-4-7-5-10-11-10-5 0-7 3-11 10l-123 277c-3 6-3 7-3 10 0 4 4 8 10 8 4 0 7 0 11-10l116-261 116 261c5 10 10 10 12 10 5 0 9-4 9-8 0-2 0-3-2-9z"><text:p/></draw:path><draw:path draw:style-name="gr22" draw:text-style-name="P9" svg:width="0.181cm" svg:height="0.348cm" svg:x="0.997cm" svg:y="0.028cm" svg:viewBox="0 0 182 349" svg:d="M95 6c0-2 0-6-7-6-11 0-46 4-60 4-3 2-8 2-8 10 0 7 4 7 11 7 24 0 25 4 25 8 0 3-4 20-8 30l-40 162c-5 24-8 32-8 51 0 44 25 77 63 77 57 0 119-75 119-145 0-46-27-79-66-79-22 0-43 14-57 29zM48 192c4-10 4-11 8-17 25-32 48-39 59-39 18 0 32 14 32 46 0 28-17 85-27 105-15 32-39 50-57 50-17 0-32-14-32-49 0-11 0-19 7-50z"><text:p/></draw:path><draw:path draw:style-name="gr23" draw:text-style-name="P9" svg:width="0.114cm" svg:height="0.492cm" svg:x="1.213cm" svg:y="0cm" svg:viewBox="0 0 115 493" svg:d="M115 246c0-37-6-98-32-154-30-60-73-92-79-92-1 0-4 3-4 4 0 3 0 4 8 13 51 47 79 126 79 229 0 84-18 171-80 233-7 7-7 8-7 10s3 4 4 4c6 0 51-34 80-97 25-53 31-108 31-150z"><text:p/></draw:path><draw:path draw:style-name="gr24" draw:text-style-name="P9" svg:width="0.273cm" svg:height="0.304cm" svg:x="1.512cm" svg:y="0.076cm" svg:viewBox="0 0 274 305" svg:d="M272 20c2-6 2-7 2-10 0-6-4-10-9-10s-9 3-12 11l-116 261-116-262c-4-9-7-10-11-10-6 0-10 4-10 10 0 1 0 3 3 8l123 277c4 10 7 10 11 10 6 0 9-3 11-10z"><text:p/></draw:path><draw:path draw:style-name="gr25" draw:text-style-name="P9" svg:width="0.114cm" svg:height="0.492cm" svg:x="1.971cm" svg:y="0cm" svg:viewBox="0 0 115 493" svg:d="M115 489c0-2 0-3-9-12-61-61-77-155-77-231 0-85 19-170 80-232 6-6 6-7 6-10s-2-4-6-4-49 34-78 97c-25 53-31 107-31 149 0 40 6 98 32 154 31 62 73 93 77 93s6-2 6-4z"><text:p/></draw:path><draw:path draw:style-name="gr26" draw:text-style-name="P9" svg:width="0.226cm" svg:height="0.223cm" svg:x="2.134cm" svg:y="0.152cm" svg:viewBox="0 0 227 224" svg:d="M165 31c-10-17-24-31-46-31-57 0-119 73-119 144 0 48 27 80 66 80 10 0 35-3 64-36 4 19 21 36 45 36 18 0 29-11 36-27 9-18 16-49 16-49 0-5-6-5-6-5-5 0-5 1-7 10-10 30-18 60-38 60-14 0-15-13-15-23 0-11 1-14 7-36 6-21 6-27 10-45l18-68c3-16 3-16 3-17 0-10-6-14-13-14-12 0-21 11-21 21zM132 160c-2 9-2 9-9 18-22 26-42 35-56 35-25 0-32-27-32-46 0-24 15-86 28-108 14-30 36-48 57-48 33 0 40 41 40 44 0 2-2 5-3 8z"><text:p/></draw:path><draw:path draw:style-name="gr27" draw:text-style-name="P9" svg:width="0.273cm" svg:height="0.304cm" svg:x="2.512cm" svg:y="0.076cm" svg:viewBox="0 0 274 305" svg:d="M148 10c-4-7-5-10-11-10-5 0-7 3-11 10l-123 277c-3 6-3 7-3 10 0 4 4 8 10 8 4 0 7 0 11-10l116-261 116 261c5 10 10 10 12 10 5 0 9-4 9-8 0-2 0-3-2-9z"><text:p/></draw:path><draw:path draw:style-name="gr28" draw:text-style-name="P9" svg:width="0.273cm" svg:height="0.056cm" svg:x="2.785cm" svg:y="0.014cm" svg:viewBox="0 0 274 57" svg:d="M267 0c-23 20-50 36-75 36-20 0-34-9-52-19-14-9-29-17-49-17-13 0-25 4-36 8-10 6-20 12-28 19l-27 21 7 9c24-21 50-36 76-36 19 0 33 10 51 20 14 7 30 16 49 16 13 0 26-4 37-9 10-5 18-10 28-17l26-23z"><text:p/></draw:path><draw:path draw:style-name="gr29" draw:text-style-name="P9" svg:width="0.181cm" svg:height="0.348cm" svg:x="2.945cm" svg:y="0.028cm" svg:viewBox="0 0 182 349" svg:d="M95 6c0-2 0-6-7-6-11 0-46 4-60 4-3 2-8 2-8 10 0 7 4 7 11 7 24 0 25 4 25 8 0 3-4 20-8 30l-40 162c-5 24-8 32-8 51 0 44 25 77 63 77 57 0 119-75 119-145 0-46-27-79-66-79-22 0-43 14-57 29zM48 192c4-10 4-11 8-17 25-32 46-39 59-39 18 0 32 14 32 46 0 28-17 85-27 105-15 32-39 50-57 50-17 0-32-14-32-49 0-11 0-19 7-50z"><text:p/></draw:path><draw:path draw:style-name="gr30" draw:text-style-name="P9" svg:width="0.114cm" svg:height="0.492cm" svg:x="3.162cm" svg:y="0cm" svg:viewBox="0 0 115 493" svg:d="M115 246c0-37-6-98-32-154-30-60-73-92-79-92-1 0-4 3-4 4 0 3 0 4 8 13 51 47 79 126 79 229 0 84-18 171-80 233-7 7-7 8-7 10s3 4 4 4c6 0 51-34 80-97 25-53 31-108 31-150z"><text:p/></draw:path></draw:g></text:span></text:p>
      <text:p text:style-name="P3"/>
      <text:p text:style-name="P4">We can also say that next <text:s/>=</text:p>
      <text:p text:style-name="P4"/>
      <text:p text:style-name="P4">TL-gr <draw:g text:anchor-type="as-char" svg:y="-0.256cm" draw:z-index="7" draw:style-name="gr1"><svg:title>TexMaths</svg:title><svg:desc>14§display§\rightarrow§svg§600§FALSE§</svg:desc><draw:polygon draw:style-name="gr31" draw:text-style-name="P8" svg:width="0.413cm" svg:height="0.207cm" svg:x="0cm" svg:y="0.025cm" svg:viewBox="0 0 414 208" draw:points="208,208 0,208 0,0 414,0 414,208"><text:p/></draw:polygon><draw:path draw:style-name="gr32" draw:text-style-name="P9" svg:width="0.435cm" svg:height="0.256cm" svg:x="0.003cm" svg:y="0cm" svg:viewBox="0 0 436 257" svg:d="M383 138c-26 21-40 42-44 47-21 35-26 66-26 66 0 6 6 6 10 6 7 0 9-2 11-9 12-50 41-90 97-113 5-3 5-4 5-7s-2-4-2-5c-23-9-81-32-101-115-1-7-3-8-10-8-4 0-10 0-10 6 0 1 5 32 26 65 8 15 23 32 44 48h-365c-10 0-18 0-18 9 0 10 8 10 18 10z"><text:p/></draw:path></draw:g><text:s/>X TL-am = <draw:g text:anchor-type="as-char" svg:y="-0.347cm" draw:z-index="8" draw:style-name="gr1"><svg:title>TexMaths</svg:title><svg:desc>14§display§\psi§svg§600§FALSE§</svg:desc><draw:polygon draw:style-name="gr33" draw:text-style-name="P8" svg:width="0.263cm" svg:height="0.394cm" svg:x="0.01cm" svg:y="0.026cm" svg:viewBox="0 0 264 395" draw:points="133,395 0,395 0,0 264,0 264,395"><text:p/></draw:polygon><draw:path draw:style-name="gr34" draw:text-style-name="P9" svg:width="0.298cm" svg:height="0.443cm" svg:x="0cm" svg:y="0cm" svg:viewBox="0 0 299 444" svg:d="M223 13c0-2 2-5 2-7 0-6-3-6-6-6-5 0-5 1-8 10l-81 326c-38-4-56-22-56-55 0-9 0-23 27-92 1-7 4-14 4-24 0-22-16-40-41-40-46 0-64 71-64 75s4 4 6 4c5 0 5 0 8-8 13-48 33-60 50-60 3 0 13 0 13 15 0 13-6 25-13 42-22 63-22 76-22 84 0 46 38 67 85 70-4 17-4 18-11 45-1 6-11 45-11 48 0 0 0 4 5 4 2 0 5 0 6-3 0 0 4-13 6-20l18-72c18 0 61 0 107-54 21-22 32-44 38-58 4-13 14-56 14-77 0-28-14-35-21-35-13 0-25 12-25 23 0 6 3 9 7 13 5 6 18 18 18 42 0 32-27 73-43 91-44 43-74 43-93 43z"><text:p/></draw:path></draw:g></text:p>
      <text:p text:style-name="P4">w <draw:g text:anchor-type="as-char" svg:y="-0.37cm" draw:z-index="9" draw:style-name="gr1"><svg:title>TexMaths</svg:title><svg:desc>14§display§\models \psi§svg§600§FALSE§</svg:desc><draw:polygon draw:style-name="gr35" draw:text-style-name="P8" svg:width="0.837cm" svg:height="0.443cm" svg:x="0cm" svg:y="0.026cm" svg:viewBox="0 0 838 444" draw:points="419,444 0,444 0,0 838,0 838,444"><text:p/></draw:polygon><draw:path draw:style-name="gr36" draw:text-style-name="P9" svg:width="0.02cm" svg:height="0.492cm" svg:x="0.034cm" svg:y="0cm" svg:viewBox="0 0 21 493" svg:d="M21 18c0-10 0-18-11-18-10 0-10 8-10 18v457c0 9 0 18 10 18 11 0 11-9 11-18z"><text:p/></draw:path><draw:path draw:style-name="gr37" draw:text-style-name="P9" svg:width="0.327cm" svg:height="0.115cm" svg:x="0.057cm" svg:y="0.187cm" svg:viewBox="0 0 328 116" svg:d="M311 20c8 0 17 0 17-10s-9-10-16-10h-295c-9 0-17 0-17 10s8 10 17 10zM312 116c7 0 16 0 16-10 0-9-9-9-17-9h-294c-9 0-17 0-17 9 0 10 8 10 17 10z"><text:p/></draw:path><draw:path draw:style-name="gr38" draw:text-style-name="P9" svg:width="0.299cm" svg:height="0.443cm" svg:x="0.563cm" svg:y="0.028cm" svg:viewBox="0 0 300 444" svg:d="M224 13c0-2 2-5 2-7 0-6-5-6-6-6-6 0-6 1-8 10l-82 326c-38-4-56-22-56-55 0-9 0-23 27-92 1-7 4-14 4-24 0-22-15-40-41-40-46 0-64 71-64 75s4 4 6 4c5 0 5 0 8-8 13-48 34-60 50-60 3 0 12 0 12 15 0 13-5 25-12 42-22 62-22 76-22 84 0 46 38 67 84 70-3 17-3 18-10 45-1 6-12 45-12 48 0 0 0 4 7 4 1 0 4 0 4-3 1-1 5-13 5-20l20-72c18 0 62 0 108-55 20-22 31-43 36-57 5-13 16-56 16-77 0-28-14-35-23-35-11 0-23 12-23 23 0 6 1 9 7 13 5 6 16 18 16 42 0 32-25 73-42 91-43 43-75 43-92 43z"><text:p/></draw:path></draw:g></text:p>
      <text:p text:style-name="P4"/>
      <text:p text:style-name="P4">To handle infinity</text:p>
      <text:p text:style-name="P4"/>
      <text:p text:style-name="P4"><draw:g text:anchor-type="as-char" svg:y="-0.37cm" draw:z-index="10" draw:style-name="gr1"><svg:title>TexMaths</svg:title><svg:desc>14§display§(\left\{ PL-r, TL-gr \right\}, \left\{ PL-r, TL-am \right\})^{\infty}§svg§600§FALSE§</svg:desc><draw:polygon draw:style-name="gr39" draw:text-style-name="P8" svg:width="9.243cm" svg:height="0.443cm" svg:x="0.001cm" svg:y="0.026cm" svg:viewBox="0 0 9244 444" draw:points="4623,444 0,444 0,0 9244,0 9244,444"><text:p/></draw:polygon><draw:path draw:style-name="gr40" draw:text-style-name="P9" svg:width="0.114cm" svg:height="0.492cm" svg:x="0.024cm" svg:y="0cm" svg:viewBox="0 0 115 493" svg:d="M115 489c0-2 0-3-9-12-61-61-77-155-77-231 0-85 19-170 80-232 6-6 6-7 6-10s-2-4-6-4-49 34-78 97c-25 53-31 107-31 149 0 40 6 98 32 154 31 62 73 93 77 93s6-2 6-4z"><text:p/></draw:path><draw:path draw:style-name="gr41" draw:text-style-name="P9" svg:width="0.175cm" svg:height="0.492cm" svg:x="0.202cm" svg:y="0cm" svg:viewBox="0 0 176 493" svg:d="M104 66c0-20 14-52 67-55 3-1 5-3 5-5 0-6-5-6-9-6-51 0-96 25-96 62v112c0 19 0 36-19 51-17 14-37 16-48 16-1 1-4 3-4 5 0 6 3 6 8 6 33 3 56 20 62 43 1 6 1 7 1 26v96c0 21 0 38 24 56 20 14 52 20 72 20 4 0 9 0 9-6 0-4-4-4-8-4-31-3-56-18-62-43-2-6-2-6-2-23v-105c0-22-3-31-19-46-11-11-26-15-39-20 41-11 58-33 58-63z"><text:p/></draw:path><draw:path draw:style-name="gr42" draw:text-style-name="P9" svg:width="0.352cm" svg:height="0.336cm" svg:x="0.433cm" svg:y="0.033cm" svg:viewBox="0 0 353 337" svg:d="M130 182h84c69 0 139-52 139-106 0-40-32-76-98-76h-160c-8 0-14 0-14 8 0 7 4 7 14 7 6 0 14 0 21 2 9 0 10 3 10 8 0 0 0 3 0 9l-67 266c-6 18-6 22-45 22-8 0-14 0-14 10 0 5 6 5 8 5 13 0 48-1 62-1 11 0 22 0 32 0s21 1 31 1c4 0 10 0 10-9 0-6-4-6-13-6-18 0-32 0-32-10 0-1 0-4 1-7zM165 34c6-17 6-19 27-19h47c41 0 68 14 68 48 0 18-10 62-30 80-24 22-54 25-75 25h-70z"><text:p/></draw:path><draw:path draw:style-name="gr43" draw:text-style-name="P9" svg:width="0.297cm" svg:height="0.336cm" svg:x="0.817cm" svg:y="0.033cm" svg:viewBox="0 0 298 337" svg:d="M165 38c6-17 6-23 52-23 15 0 20 0 20-9 0-6-6-6-9-6-15 0-57 1-73 1-14 0-51-1-65-1-3 0-9 0-9 10 0 5 4 5 13 5 1 0 10 0 19 2 9 0 13 1 13 8 0 0 0 3-1 9l-66 266c-6 18-6 22-45 22-10 0-14 0-14 10 0 5 4 5 14 5h228c13 0 13 0 16-8l39-108c1-4 1-5 1-5 0-3-1-6-5-6-5 0-5 3-9 11-17 45-39 101-124 101h-47c-7 0-8 0-9 0-6 0-7-1-7-6 0-1 0-2 1-11z"><text:p/></draw:path><draw:path draw:style-name="gr44" draw:text-style-name="P9" svg:width="0.3cm" svg:height="0.02cm" svg:x="1.283cm" svg:y="0.236cm" svg:viewBox="0 0 301 21" svg:d="M284 21c9 0 17 0 17-11 0-10-8-10-17-10h-267c-9 0-17 0-17 10 0 11 8 11 17 11z"><text:p/></draw:path><draw:path draw:style-name="gr45" draw:text-style-name="P9" svg:width="0.201cm" svg:height="0.223cm" svg:x="1.748cm" svg:y="0.152cm" svg:viewBox="0 0 202 224" svg:d="M29 189c-1 8-4 20-4 21 0 10 6 14 14 14 6 0 14-4 18-14 2-1 19-69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46" draw:text-style-name="P9" svg:width="0.058cm" svg:height="0.147cm" svg:x="1.984cm" svg:y="0.317cm" svg:viewBox="0 0 59 148" svg:d="M59 52c0-32-13-52-32-52-17 0-27 13-27 25 0 14 10 28 27 28 5 0 12-3 16-7 3-1 3-1 5-1v7c0 36-17 67-34 82-6 6-6 7-6 9 0 4 2 5 6 5 6 0 45-39 45-96z"><text:p/></draw:path><draw:path draw:style-name="gr47" draw:text-style-name="P9" svg:width="0.335cm" svg:height="0.332cm" svg:x="2.172cm" svg:y="0.036cm" svg:viewBox="0 0 336 333" svg:d="M199 35c4-14 5-17 11-18 6-2 21-2 32-2 49 0 72 2 72 41 0 7-3 27-5 39 0 3-1 9-1 9 0 4 1 7 6 7s7-3 8-12l13-85c0-1 1-7 1-8 0-6-6-6-14-6h-274c-12 0-12 0-16 10l-29 87c0 1-3 7-3 8 0 4 3 6 6 6 5 0 5-2 8-10 28-76 39-86 112-86h20c14 0 14 2 14 6s-2 10-2 10l-66 264c-5 19-5 24-58 24-19 0-21 0-21 9 0 5 5 5 8 5 13 0 27 0 41 0s28 0 42 0 28 0 40 0c14 0 30 0 44 0 4 0 11 0 11-8 0-6-6-6-17-6-13 0-20 0-32-1-14-2-18-3-18-11 0 0 0-2 1-10z"><text:p/></draw:path><draw:path draw:style-name="gr48" draw:text-style-name="P9" svg:width="0.297cm" svg:height="0.336cm" svg:x="2.536cm" svg:y="0.033cm" svg:viewBox="0 0 298 337" svg:d="M165 38c6-17 6-23 52-23 15 0 20 0 20-9 0-6-6-6-9-6-15 0-57 1-73 1-14 0-51-1-65-1-3 0-9 0-9 10 0 5 4 5 13 5 1 0 10 0 19 2 9 0 13 1 13 8 0 0 0 3-1 9l-66 266c-6 18-6 22-45 22-10 0-14 0-14 10 0 5 4 5 14 5h228c13 0 13 0 16-8l39-108c1-4 1-5 1-5 0-3-1-6-5-6-5 0-5 3-9 11-17 45-39 101-124 101h-47c-7 0-8 0-9 0-6 0-7-1-7-6 0-1 0-2 1-11z"><text:p/></draw:path><draw:path draw:style-name="gr49" draw:text-style-name="P9" svg:width="0.3cm" svg:height="0.02cm" svg:x="3.002cm" svg:y="0.236cm" svg:viewBox="0 0 301 21" svg:d="M284 21c9 0 17 0 17-11 0-10-8-10-17-10h-267c-9 0-17 0-17 10 0 11 8 11 17 11z"><text:p/></draw:path><draw:path draw:style-name="gr50" draw:text-style-name="P9" svg:width="0.226cm" svg:height="0.318cm" svg:x="3.46cm" svg:y="0.152cm" svg:viewBox="0 0 227 319" svg:d="M225 32c2-3 2-5 2-8 0-10-6-14-14-14-6 0-20 4-20 21-10-18-28-31-46-31-57 0-118 70-118 140 0 49 30 78 65 78 29 0 53-23 59-29v1c-10 44-17 65-17 65-2 5-18 54-72 54-9 0-25-1-39-5 16-4 21-17 21-27 0-7-5-17-19-17-12 0-27 10-27 28 0 21 18 31 66 31 61 0 98-38 105-68zM161 154c-3 14-14 27-25 35-10 10-27 18-39 18-26 0-33-25-33-45 0-25 14-82 28-107 13-24 34-44 55-44 32 0 39 39 39 42s0 6-1 7z"><text:p/></draw:path><draw:path draw:style-name="gr51" draw:text-style-name="P9" svg:width="0.201cm" svg:height="0.223cm" svg:x="3.72cm" svg:y="0.152cm" svg:viewBox="0 0 202 224" svg:d="M29 189c-1 8-4 20-4 21 0 10 6 14 14 14 6 0 14-4 18-14 2-1 19-69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52" draw:text-style-name="P9" svg:width="0.175cm" svg:height="0.492cm" svg:x="3.977cm" svg:y="0cm" svg:viewBox="0 0 176 493" svg:d="M71 428c0 19-12 51-67 55-1 0-4 1-4 4 0 6 6 6 10 6 49 0 94-24 94-62v-112c0-19 0-35 21-52 16-14 35-15 46-15 3 0 5-3 5-6 0-4-4-4-8-5-32-2-57-20-62-44-2-5-2-7-2-23v-98c0-21 0-37-23-56-21-16-54-20-71-20-4 0-10 0-10 6 0 4 3 4 8 5 31 2 56 18 62 42 1 6 1 6 1 24v104c0 22 5 30 20 46 11 11 24 17 39 19-40 12-59 35-59 63z"><text:p/></draw:path><draw:path draw:style-name="gr53" draw:text-style-name="P9" svg:width="0.058cm" svg:height="0.147cm" svg:x="4.311cm" svg:y="0.317cm" svg:viewBox="0 0 59 148" svg:d="M59 52c0-32-13-52-32-52-17 0-27 13-27 25 0 14 10 28 27 28 5 0 12-3 16-7 3-1 3-1 5-1v7c0 36-17 67-34 82-6 6-6 7-6 9 0 4 2 5 6 5 6 0 45-39 45-96z"><text:p/></draw:path><draw:path draw:style-name="gr54" draw:text-style-name="P9" svg:width="0.175cm" svg:height="0.492cm" svg:x="4.523cm" svg:y="0cm" svg:viewBox="0 0 176 493" svg:d="M104 66c0-20 14-52 67-55 3-1 5-3 5-5 0-6-5-6-9-6-51 0-96 25-96 62v112c0 19 0 36-19 51-17 14-37 16-48 16-1 1-4 3-4 5 0 6 3 6 8 6 33 3 56 20 62 43 1 6 1 7 1 26v96c0 21 0 38 24 56 20 14 52 20 72 20 4 0 9 0 9-6 0-4-4-4-8-4-31-3-56-18-62-43-2-6-2-6-2-23v-105c0-22-3-31-19-46-11-11-25-15-39-20 41-11 58-33 58-63z"><text:p/></draw:path><draw:path draw:style-name="gr55" draw:text-style-name="P9" svg:width="0.352cm" svg:height="0.336cm" svg:x="4.754cm" svg:y="0.033cm" svg:viewBox="0 0 353 337" svg:d="M130 182h84c69 0 139-52 139-106 0-40-32-76-98-76h-160c-8 0-14 0-14 8 0 7 4 7 14 7 6 0 14 0 21 2 9 0 10 3 10 8 0 0 0 3-1 9l-66 266c-6 18-6 22-45 22-8 0-14 0-14 10 0 5 6 5 8 5 13 0 48-1 62-1 11 0 22 0 32 0s21 1 31 1c4 0 10 0 10-9 0-6-4-6-13-6-18 0-32 0-32-10 0-1 0-4 1-7zM165 34c6-17 6-19 27-19h47c41 0 68 14 68 48 0 18-10 62-30 80-24 22-54 25-75 25h-70z"><text:p/></draw:path><draw:path draw:style-name="gr56" draw:text-style-name="P9" svg:width="0.297cm" svg:height="0.336cm" svg:x="5.137cm" svg:y="0.033cm" svg:viewBox="0 0 298 337" svg:d="M165 38c6-17 6-23 52-23 15 0 20 0 20-9 0-6-6-6-9-6-15 0-57 1-73 1-14 0-51-1-65-1-3 0-9 0-9 10 0 5 4 5 13 5 1 0 10 0 19 2 9 0 13 1 13 8 0 0 0 3-1 9l-66 266c-6 18-6 22-45 22-10 0-14 0-14 10 0 5 4 5 14 5h228c13 0 13 0 16-8l39-108c1-4 1-5 1-5 0-3-1-6-5-6-5 0-5 3-9 11-17 45-39 101-124 101h-47c-7 0-8 0-9 0-6 0-7-1-7-6 0-1 0-2 1-11z"><text:p/></draw:path><draw:path draw:style-name="gr57" draw:text-style-name="P9" svg:width="0.3cm" svg:height="0.02cm" svg:x="5.603cm" svg:y="0.236cm" svg:viewBox="0 0 301 21" svg:d="M284 21c9 0 17 0 17-11 0-10-8-10-17-10h-267c-9 0-17 0-17 10 0 11 8 11 17 11z"><text:p/></draw:path><draw:path draw:style-name="gr58" draw:text-style-name="P9" svg:width="0.201cm" svg:height="0.223cm" svg:x="6.069cm" svg:y="0.152cm" svg:viewBox="0 0 202 224" svg:d="M29 189c-1 8-4 20-4 21 0 10 6 14 14 14 6 0 14-4 18-14 2-1 19-69 20-78 4-17 13-51 15-65 3-5 17-29 28-40 5-3 19-16 40-16 14 0 21 6 22 6-17 3-27 14-27 26 0 9 6 19 19 19 14 0 28-12 28-30s-16-32-42-32c-33 0-54 25-62 38-6-23-22-38-46-38-23 0-32 20-37 28-8 17-15 48-15 48 0 5 4 5 6 5 5 0 5 0 8-11 8-35 18-59 36-59 9 0 16 3 16 23 0 9-2 15-7 42z"><text:p/></draw:path><draw:path draw:style-name="gr59" draw:text-style-name="P9" svg:width="0.058cm" svg:height="0.147cm" svg:x="6.305cm" svg:y="0.317cm" svg:viewBox="0 0 59 148" svg:d="M59 52c0-32-13-52-32-52-17 0-27 13-27 25 0 14 10 28 27 28 5 0 12-3 16-7 3-1 3-1 5-1v7c0 36-17 67-34 82-6 6-6 7-6 9 0 4 2 5 6 5 6 0 45-39 45-96z"><text:p/></draw:path><draw:path draw:style-name="gr60" draw:text-style-name="P9" svg:width="0.335cm" svg:height="0.332cm" svg:x="6.494cm" svg:y="0.036cm" svg:viewBox="0 0 336 333" svg:d="M199 35c4-14 5-17 11-18 6-2 21-2 32-2 49 0 72 2 72 41 0 7-3 27-5 39 0 3-1 9-1 9 0 4 1 7 6 7s7-3 8-12l13-85c0-1 1-7 1-8 0-6-6-6-14-6h-274c-12 0-12 0-16 10l-29 87c0 1-3 7-3 8 0 4 3 6 6 6 5 0 5-2 8-10 28-76 39-86 112-86h20c14 0 14 2 14 6s-2 10-2 10l-66 264c-5 19-5 24-58 24-19 0-21 0-21 9 0 5 5 5 7 5 14 0 28 0 42 0s28 0 42 0c12 0 28 0 40 0 14 0 30 0 44 0 4 0 11 0 11-8 0-6-6-6-17-6-13 0-20 0-32-1-14-2-18-3-18-11 0 0 0-2 1-10z"><text:p/></draw:path><draw:path draw:style-name="gr61" draw:text-style-name="P9" svg:width="0.297cm" svg:height="0.336cm" svg:x="6.856cm" svg:y="0.033cm" svg:viewBox="0 0 298 337" svg:d="M165 38c6-17 6-23 52-23 15 0 20 0 20-9 0-6-6-6-9-6-15 0-57 1-73 1-14 0-51-1-65-1-3 0-9 0-9 10 0 5 4 5 13 5 1 0 10 0 19 2 9 0 13 1 13 8 0 0 0 3-1 9l-66 266c-6 18-6 22-45 22-10 0-14 0-14 10 0 5 4 5 14 5h228c13 0 13 0 16-8l39-108c1-4 1-5 1-5 0-3-1-6-5-6-5 0-5 3-9 11-17 45-39 101-124 101h-47c-7 0-8 0-9 0-6 0-7-1-7-6 0-1 0-2 1-11z"><text:p/></draw:path><draw:path draw:style-name="gr62" draw:text-style-name="P9" svg:width="0.3cm" svg:height="0.02cm" svg:x="7.322cm" svg:y="0.236cm" svg:viewBox="0 0 301 21" svg:d="M284 21c9 0 17 0 17-11 0-10-8-10-17-10h-267c-9 0-17 0-17 10 0 11 8 11 17 11z"><text:p/></draw:path><draw:path draw:style-name="gr63" draw:text-style-name="P9" svg:width="0.226cm" svg:height="0.223cm" svg:x="7.793cm" svg:y="0.152cm" svg:viewBox="0 0 227 224" svg:d="M165 31c-10-17-24-31-46-31-57 0-119 73-119 144 0 48 27 80 66 80 10 0 35-3 64-36 4 19 21 36 45 36 18 0 29-11 36-27 9-18 16-49 16-49 0-5-6-5-6-5-5 0-5 1-7 10-10 30-18 60-38 60-14 0-15-13-15-23 0-11 1-14 7-36 6-21 6-27 10-45l18-68c3-16 3-16 3-17 0-10-6-14-13-14-12 0-21 11-21 21zM132 160c-2 9-2 9-9 18-22 26-42 35-56 35-25 0-32-27-32-46 0-24 15-86 28-108 14-30 36-48 57-48 33 0 40 41 40 44 0 2-2 5-3 8z"><text:p/></draw:path><draw:path draw:style-name="gr64" draw:text-style-name="P9" svg:width="0.404cm" svg:height="0.223cm" svg:x="8.048cm" svg:y="0.152cm" svg:viewBox="0 0 405 224" svg:d="M29 189c-1 8-4 20-4 21 0 10 6 14 14 14 6 0 14-4 18-14 2 0 7-24 9-36l11-45c4-10 6-21 10-32 0-10 5-24 5-26 7-15 34-60 80-60 23 0 27 18 27 35 0 13-3 25-7 41l-14 56-10 39c-3 10-6 27-6 28 0 10 7 14 14 14 16 0 19-13 23-28 5-28 25-99 29-120 2-6 27-65 81-65 21 0 27 17 27 35 0 28-20 84-31 111-4 11-5 17-5 26 0 24 16 41 39 41 47 0 66-71 66-76s-5-5-6-5c-6 0-6 1-8 10-7 25-24 60-51 60-8 0-12-4-12-16s5-25 9-36c10-25 30-80 30-108 0-32-18-53-56-53s-62 21-80 48c-1-6-3-23-15-35-13-10-28-13-41-13-45 0-70 31-77 42-3-28-24-42-46-42-23 0-32 20-37 28-8 18-15 48-15 48 0 5 4 5 6 5 5 0 5 0 8-11 8-35 18-59 36-59 9 0 16 3 16 23 0 9-2 15-7 42z"><text:p/></draw:path><draw:path draw:style-name="gr65" draw:text-style-name="P9" svg:width="0.175cm" svg:height="0.492cm" svg:x="8.501cm" svg:y="0cm" svg:viewBox="0 0 176 493" svg:d="M71 428c0 19-12 51-67 55-1 0-4 1-4 4 0 6 6 6 10 6 49 0 94-24 94-62v-112c0-19 0-35 21-52 16-14 35-15 46-15 3 0 5-3 5-6 0-4-4-4-8-5-32-2-57-20-62-44-2-5-2-7-2-23v-98c0-21 0-37-23-56-21-16-54-20-71-20-4 0-10 0-10 6 0 4 3 4 8 5 31 2 56 18 62 42 1 6 1 6 1 24v104c0 22 5 30 20 46 11 11 24 17 39 19-40 12-59 35-59 63z"><text:p/></draw:path><draw:path draw:style-name="gr66" draw:text-style-name="P9" svg:width="0.114cm" svg:height="0.492cm" svg:x="8.741cm" svg:y="0cm" svg:viewBox="0 0 115 493" svg:d="M115 246c0-37-6-98-32-154-30-60-73-92-79-92-1 0-4 3-4 4 0 3 0 4 8 13 51 47 79 126 79 229 0 84-18 171-80 233-7 7-7 8-7 10s3 4 4 4c6 0 51-34 80-97 25-53 31-108 31-150z"><text:p/></draw:path><draw:path draw:style-name="gr67" draw:text-style-name="P9" svg:width="0.339cm" svg:height="0.156cm" svg:x="8.93cm" svg:y="0.014cm" svg:viewBox="0 0 340 157" svg:d="M174 59c-20-23-26-28-37-38-22-15-45-21-63-21-43 0-74 36-74 78 0 41 31 79 73 79 47 0 81-41 94-59 18 22 23 28 37 38 21 14 44 21 62 21 43 0 74-37 74-79s-29-78-73-78c-47 0-81 39-93 59zM183 70c16-22 45-56 87-56 35 0 60 31 60 64s-26 59-58 59c-33 0-55-26-89-67zM155 87c-12 22-43 56-85 56-35 0-60-31-60-65 0-33 26-58 59-58 32 0 54 26 86 67z"><text:p/></draw:path></draw:g><text:s/>= w</text:p>
      <text:p text:style-name="P4"/>
      <text:p text:style-name="P4">but if a formular is not complete we cannot say always if a proposition holds.</text:p>
      <text:p text:style-name="P4"/>
      <text:p text:style-name="P4"/>
      <text:p text:style-name="P5">We can say that traces do or do not model <draw:g text:anchor-type="as-char" svg:y="-0.347cm" draw:z-index="14" draw:style-name="gr1"><svg:title>TexMaths</svg:title><svg:desc>14§display§\psi§svg§600§FALSE§</svg:desc><draw:polygon draw:style-name="gr123" draw:text-style-name="P8" svg:width="0.263cm" svg:height="0.394cm" svg:x="0.01cm" svg:y="0.026cm" svg:viewBox="0 0 264 395" draw:points="133,395 0,395 0,0 264,0 264,395"><text:p/></draw:polygon><draw:path draw:style-name="gr124" draw:text-style-name="P9" svg:width="0.298cm" svg:height="0.443cm" svg:x="0cm" svg:y="0cm" svg:viewBox="0 0 299 444" svg:d="M223 13c0-2 2-5 2-7 0-6-3-6-6-6-5 0-5 1-8 10l-81 326c-38-4-56-22-56-55 0-9 0-23 27-92 1-7 4-14 4-24 0-22-16-40-41-40-46 0-64 71-64 75s4 4 6 4c5 0 5 0 8-8 13-48 33-60 50-60 3 0 13 0 13 15 0 13-6 25-13 42-22 63-22 76-22 84 0 46 38 67 85 70-4 17-4 18-11 45-1 6-11 45-11 48 0 0 0 4 5 4 2 0 5 0 6-3 0 0 4-13 6-20l18-72c18 0 61 0 107-54 21-22 32-44 38-58 4-13 14-56 14-77 0-28-14-35-21-35-13 0-25 12-25 23 0 6 3 9 7 13 5 6 18 18 18 42 0 32-27 73-43 91-44 43-74 43-93 43z"><text:p/></draw:path></draw:g><text:s/>where <draw:g text:anchor-type="as-char" svg:y="-0.347cm" draw:z-index="15" draw:style-name="gr1"><svg:title>TexMaths</svg:title><svg:desc>14§display§\psi§svg§600§FALSE§</svg:desc><draw:polygon draw:style-name="gr125" draw:text-style-name="P8" svg:width="0.263cm" svg:height="0.394cm" svg:x="0.01cm" svg:y="0.026cm" svg:viewBox="0 0 264 395" draw:points="133,395 0,395 0,0 264,0 264,395"><text:p/></draw:polygon><draw:path draw:style-name="gr126" draw:text-style-name="P9" svg:width="0.298cm" svg:height="0.443cm" svg:x="0cm" svg:y="0cm" svg:viewBox="0 0 299 444" svg:d="M223 13c0-2 2-5 2-7 0-6-3-6-6-6-5 0-5 1-8 10l-81 326c-38-4-56-22-56-55 0-9 0-23 27-92 1-7 4-14 4-24 0-22-16-40-41-40-46 0-64 71-64 75s4 4 6 4c5 0 5 0 8-8 13-48 33-60 50-60 3 0 13 0 13 15 0 13-6 25-13 42-22 63-22 76-22 84 0 46 38 67 85 70-4 17-4 18-11 45-1 6-11 45-11 48 0 0 0 4 5 4 2 0 5 0 6-3 0 0 4-13 6-20l18-72c18 0 61 0 107-54 21-22 32-44 38-58 4-13 14-56 14-77 0-28-14-35-21-35-13 0-25 12-25 23 0 6 3 9 7 13 5 6 18 18 18 42 0 32-27 73-43 91-44 43-74 43-93 43z"><text:p/></draw:path></draw:g><text:s/>is the proposition PL-gr U PL-r (until semantics)</text:p>
      <text:p text:style-name="P5"/>
      <text:p text:style-name="P5"><draw:g text:anchor-type="as-char" svg:y="-0.377cm" draw:z-index="11" draw:style-name="gr1"><svg:title>TexMaths</svg:title><svg:desc>14§display§\left\langle \left\{ PL-gr \right\}, \left\{ PL-gr \right\}, \left\{ PL-r \right\}, \emptyset^{\infty} \right\rangle \models \psi§svg§600§FALSE§</svg:desc><draw:polygon draw:style-name="gr68" draw:text-style-name="P8" svg:width="9.569cm" svg:height="0.455cm" svg:x="0cm" svg:y="0.026cm" svg:viewBox="0 0 9570 456" draw:points="4785,456 0,456 0,0 9570,0 9570,456"><text:p/></draw:polygon><draw:path draw:style-name="gr69" draw:text-style-name="P9" svg:width="0.11cm" svg:height="0.492cm" svg:x="0.029cm" svg:y="0.012cm" svg:viewBox="0 0 111 493" svg:d="M109 20c2-6 2-7 2-10 0-6-5-10-10-10-4 0-9 3-11 11l-87 227c-2 3-3 6-3 9 0 1 0 3 3 8l87 227c2 6 4 11 11 11 5 0 10-4 10-8 0-3 0-4-2-10l-89-228z"><text:p/></draw:path><draw:path draw:style-name="gr70" draw:text-style-name="P9" svg:width="0.175cm" svg:height="0.492cm" svg:x="0.202cm" svg:y="0.012cm" svg:viewBox="0 0 176 493" svg:d="M104 66c0-20 14-52 67-55 3-1 5-3 5-5 0-6-5-6-9-6-51 0-96 25-96 62v112c0 19 0 36-19 52-17 14-37 15-48 15-1 2-4 3-4 6 0 5 3 5 8 5 33 3 56 20 62 44 1 5 1 7 1 25v97c0 21 0 38 24 56 20 14 52 19 72 19 4 0 9 0 9-5 0-4-4-4-8-4-31-3-56-19-62-44-2-5-2-5-2-22v-105c0-23-3-31-19-47-11-11-26-15-39-19 41-11 58-34 58-63z"><text:p/></draw:path><draw:path draw:style-name="gr71" draw:text-style-name="P9" svg:width="0.352cm" svg:height="0.337cm" svg:x="0.433cm" svg:y="0.043cm" svg:viewBox="0 0 353 338" svg:d="M130 182h84c69 0 139-52 139-106 0-40-32-76-98-76h-160c-8 0-14 0-14 8 0 7 4 7 14 7 6 0 14 0 21 2 9 0 10 3 10 8 0 0 0 3 0 9l-67 266c-6 18-6 22-45 22-8 0-14 0-14 10 0 6 6 6 8 6 13 0 48-2 62-2 11 0 22 0 32 0s21 2 31 2c4 0 10 0 10-10 0-6-4-6-13-6-18 0-32 0-32-9 0-2 0-5 1-7zM165 34c6-17 6-19 27-19h47c41 0 68 14 68 48 0 18-10 62-30 80-24 22-54 25-75 25h-70z"><text:p/></draw:path><draw:path draw:style-name="gr72" draw:text-style-name="P9" svg:width="0.297cm" svg:height="0.337cm" svg:x="0.816cm" svg:y="0.043cm" svg:viewBox="0 0 298 338" svg:d="M165 38c6-17 6-23 52-23 15 0 20 0 20-9 0-6-6-6-9-6-15 0-57 1-73 1-14 0-51-1-65-1-3 0-9 0-9 10 0 5 4 5 13 5 1 0 10 0 19 2 9 0 13 1 13 8 0 0 0 3-1 9l-66 266c-6 18-6 22-45 22-10 0-14 0-14 10 0 6 4 6 14 6h228c13 0 13 0 16-9l39-107c1-5 1-6 1-6 0-3-1-6-5-6-5 0-5 3-9 12-17 44-39 100-124 100h-47c-7 0-8 0-9 0-6 0-7-1-7-5 0-2 0-3 1-11z"><text:p/></draw:path><draw:path draw:style-name="gr73" draw:text-style-name="P9" svg:width="0.3cm" svg:height="0.02cm" svg:x="1.282cm" svg:y="0.249cm" svg:viewBox="0 0 301 21" svg:d="M284 21c9 0 17 0 17-11 0-10-8-10-17-10h-267c-9 0-17 0-17 10 0 11 8 11 17 11z"><text:p/></draw:path><draw:path draw:style-name="gr74" draw:text-style-name="P9" svg:width="0.226cm" svg:height="0.319cm" svg:x="1.74cm" svg:y="0.162cm" svg:viewBox="0 0 227 320" svg:d="M225 32c2-3 2-5 2-8 0-10-6-14-14-14-6 0-20 4-20 21-10-18-28-31-46-31-57 0-118 70-118 140 0 49 30 79 65 79 29 0 53-24 59-30v2c-10 43-17 64-17 64-2 6-18 55-72 55-9 0-25-2-39-6 16-4 21-17 21-26 0-7-5-17-19-17-12 0-27 10-27 28 0 21 18 31 66 31 61 0 98-38 105-69zM161 154c-3 14-14 27-25 35-10 10-27 18-39 18-26 0-33-25-33-44 0-26 14-83 28-108 13-24 34-44 55-44 32 0 39 39 39 42s0 6-1 7z"><text:p/></draw:path><draw:path draw:style-name="gr75" draw:text-style-name="P9" svg:width="0.201cm" svg:height="0.223cm" svg:x="2cm" svg:y="0.162cm" svg:viewBox="0 0 202 224" svg:d="M29 189c-1 9-4 20-4 21 0 10 6 14 14 14 6 0 14-4 18-14 2-1 19-68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76" draw:text-style-name="P9" svg:width="0.175cm" svg:height="0.492cm" svg:x="2.257cm" svg:y="0.012cm" svg:viewBox="0 0 176 493" svg:d="M71 429c0 18-12 50-67 55-1 0-4 1-4 4 0 5 6 5 10 5 49 0 94-23 94-61v-112c0-20 0-35 21-52 16-14 35-16 46-16 3 0 5-2 5-5 0-4-4-4-8-6-32-1-57-19-62-43-2-6-2-7-2-24v-98c0-21 0-37-23-56-21-16-54-20-71-20-4 0-10 0-10 6 0 4 3 4 8 5 31 2 56 18 62 42 1 6 1 6 1 24v104c0 22 5 31 20 46 11 11 24 17 39 20-40 11-59 35-59 63z"><text:p/></draw:path><draw:path draw:style-name="gr77" draw:text-style-name="P9" svg:width="0.058cm" svg:height="0.148cm" svg:x="2.591cm" svg:y="0.328cm" svg:viewBox="0 0 59 149" svg:d="M59 52c0-32-13-52-32-52-17 0-27 13-27 25 0 14 10 28 27 28 5 0 12-3 16-7 3-1 3-1 5-1v7c0 36-17 67-34 83-6 5-6 7-6 8 0 4 2 6 6 6 6 0 45-40 45-97z"><text:p/></draw:path><draw:path draw:style-name="gr78" draw:text-style-name="P9" svg:width="0.175cm" svg:height="0.492cm" svg:x="2.803cm" svg:y="0.012cm" svg:viewBox="0 0 176 493" svg:d="M104 66c0-20 14-52 67-55 3-1 5-3 5-5 0-6-5-6-9-6-51 0-96 25-96 62v112c0 19 0 36-19 52-17 14-37 15-48 15-1 2-4 3-4 6 0 5 3 5 8 5 33 3 56 20 62 44 1 5 1 7 1 25v97c0 21 0 38 24 56 20 14 52 19 72 19 4 0 9 0 9-5 0-4-4-4-8-4-31-3-56-19-62-44-2-5-2-5-2-22v-105c0-23-3-31-19-47-11-11-25-15-39-19 41-11 58-34 58-63z"><text:p/></draw:path><draw:path draw:style-name="gr79" draw:text-style-name="P9" svg:width="0.352cm" svg:height="0.337cm" svg:x="3.034cm" svg:y="0.043cm" svg:viewBox="0 0 353 338" svg:d="M130 182h84c69 0 139-52 139-106 0-40-32-76-98-76h-160c-8 0-14 0-14 8 0 7 4 7 14 7 6 0 14 0 21 2 9 0 10 3 10 8 0 0 0 3-1 9l-66 266c-6 18-6 22-45 22-8 0-14 0-14 10 0 6 6 6 8 6 13 0 48-2 62-2 11 0 22 0 32 0s21 2 31 2c4 0 10 0 10-10 0-6-4-6-13-6-18 0-32 0-32-9 0-2 0-5 1-7zM165 34c6-17 6-19 27-19h47c41 0 68 14 68 48 0 18-10 62-30 80-24 22-54 25-75 25h-70z"><text:p/></draw:path><draw:path draw:style-name="gr80" draw:text-style-name="P9" svg:width="0.297cm" svg:height="0.337cm" svg:x="3.417cm" svg:y="0.043cm" svg:viewBox="0 0 298 338" svg:d="M165 38c6-17 6-23 52-23 15 0 20 0 20-9 0-6-6-6-9-6-15 0-57 1-73 1-14 0-51-1-65-1-3 0-9 0-9 10 0 5 4 5 13 5 1 0 10 0 19 2 9 0 13 1 13 8 0 0 0 3-1 9l-66 266c-6 18-6 22-45 22-10 0-14 0-14 10 0 6 4 6 14 6h228c13 0 13 0 16-9l39-107c1-5 1-6 1-6 0-3-1-6-5-6-5 0-5 3-9 12-17 44-39 100-124 100h-47c-7 0-8 0-9 0-6 0-7-1-7-5 0-2 0-3 1-11z"><text:p/></draw:path><draw:path draw:style-name="gr81" draw:text-style-name="P9" svg:width="0.3cm" svg:height="0.02cm" svg:x="3.882cm" svg:y="0.249cm" svg:viewBox="0 0 301 21" svg:d="M284 21c9 0 17 0 17-11 0-10-8-10-17-10h-267c-9 0-17 0-17 10 0 11 8 11 17 11z"><text:p/></draw:path><draw:path draw:style-name="gr82" draw:text-style-name="P9" svg:width="0.226cm" svg:height="0.319cm" svg:x="4.341cm" svg:y="0.162cm" svg:viewBox="0 0 227 320" svg:d="M225 32c2-3 2-5 2-8 0-10-6-14-14-14-6 0-20 4-20 21-10-18-28-31-46-31-57 0-118 70-118 140 0 49 30 79 65 79 29 0 53-24 59-30v2c-10 43-17 64-17 64-2 6-18 55-72 55-9 0-25-2-39-6 16-4 21-17 21-26 0-7-5-17-19-17-12 0-27 10-27 28 0 21 18 31 66 31 61 0 98-38 105-69zM161 154c-3 14-14 27-25 35-10 10-27 18-39 18-26 0-33-25-33-44 0-26 14-83 28-108 13-24 34-44 55-44 32 0 39 39 39 42s0 6-1 7z"><text:p/></draw:path><draw:path draw:style-name="gr83" draw:text-style-name="P9" svg:width="0.201cm" svg:height="0.223cm" svg:x="4.6cm" svg:y="0.162cm" svg:viewBox="0 0 202 224" svg:d="M29 189c-1 9-4 20-4 21 0 10 6 14 14 14 6 0 14-4 18-14 2-1 19-68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84" draw:text-style-name="P9" svg:width="0.175cm" svg:height="0.492cm" svg:x="4.856cm" svg:y="0.012cm" svg:viewBox="0 0 176 493" svg:d="M71 429c0 18-12 50-67 55-1 0-4 1-4 4 0 5 6 5 10 5 49 0 94-23 94-61v-112c0-20 0-35 21-52 16-14 35-16 46-16 3 0 5-2 5-5 0-4-4-4-8-6-32-1-57-19-62-43-2-6-2-7-2-24v-98c0-21 0-37-23-56-21-16-54-20-71-20-4 0-10 0-10 6 0 4 3 4 8 5 31 2 56 18 62 42 1 6 1 6 1 24v104c0 22 5 31 20 46 11 11 24 17 39 20-40 11-59 35-59 63z"><text:p/></draw:path><draw:path draw:style-name="gr85" draw:text-style-name="P9" svg:width="0.058cm" svg:height="0.148cm" svg:x="5.192cm" svg:y="0.328cm" svg:viewBox="0 0 59 149" svg:d="M59 52c0-32-13-52-32-52-17 0-27 13-27 25 0 14 10 28 27 28 5 0 12-3 16-7 3-1 3-1 5-1v7c0 36-17 67-34 83-6 5-6 7-6 8 0 4 2 6 6 6 6 0 45-40 45-97z"><text:p/></draw:path><draw:path draw:style-name="gr86" draw:text-style-name="P9" svg:width="0.175cm" svg:height="0.492cm" svg:x="5.405cm" svg:y="0.012cm" svg:viewBox="0 0 176 493" svg:d="M104 66c0-20 14-52 67-55 3-1 5-3 5-5 0-6-5-6-9-6-51 0-96 25-96 62v112c0 19 0 36-19 52-17 14-37 15-48 15-1 2-4 3-4 6 0 5 3 5 8 5 33 3 56 20 62 44 1 5 1 7 1 25v97c0 21 0 38 24 56 20 14 52 19 72 19 4 0 9 0 9-5 0-4-4-4-8-4-31-3-56-19-62-44-2-5-2-5-2-22v-105c0-23-3-31-19-47-11-11-25-15-39-19 41-11 58-34 58-63z"><text:p/></draw:path><draw:path draw:style-name="gr87" draw:text-style-name="P9" svg:width="0.352cm" svg:height="0.337cm" svg:x="5.635cm" svg:y="0.043cm" svg:viewBox="0 0 353 338" svg:d="M130 182h84c69 0 139-52 139-106 0-40-32-76-98-76h-160c-8 0-14 0-14 8 0 7 4 7 14 7 6 0 14 0 21 2 9 0 10 3 10 8 0 0 0 3-1 9l-66 266c-6 18-6 22-45 22-8 0-14 0-14 10 0 6 6 6 8 6 13 0 48-2 62-2 11 0 22 0 32 0s21 2 31 2c4 0 10 0 10-10 0-6-4-6-13-6-18 0-32 0-32-9 0-2 0-5 1-7zM165 34c6-17 6-19 27-19h47c41 0 68 14 68 48 0 18-10 62-30 80-24 22-54 25-75 25h-70z"><text:p/></draw:path><draw:path draw:style-name="gr88" draw:text-style-name="P9" svg:width="0.297cm" svg:height="0.337cm" svg:x="6.018cm" svg:y="0.043cm" svg:viewBox="0 0 298 338" svg:d="M165 38c6-17 6-23 52-23 15 0 20 0 20-9 0-6-6-6-9-6-15 0-57 1-73 1-14 0-51-1-65-1-3 0-9 0-9 10 0 5 4 5 13 5 1 0 10 0 19 2 9 0 13 1 13 8 0 0 0 3-1 9l-66 266c-6 18-6 22-45 22-10 0-14 0-14 10 0 6 4 6 14 6h228c13 0 13 0 16-9l39-107c1-5 1-6 1-6 0-3-1-6-5-6-5 0-5 3-9 12-17 44-39 100-124 100h-47c-7 0-8 0-9 0-6 0-7-1-7-5 0-2 0-3 1-11z"><text:p/></draw:path><draw:path draw:style-name="gr89" draw:text-style-name="P9" svg:width="0.3cm" svg:height="0.02cm" svg:x="6.484cm" svg:y="0.249cm" svg:viewBox="0 0 301 21" svg:d="M284 21c9 0 17 0 17-11 0-10-8-10-17-10h-267c-9 0-17 0-17 10 0 11 8 11 17 11z"><text:p/></draw:path><draw:path draw:style-name="gr90" draw:text-style-name="P9" svg:width="0.201cm" svg:height="0.223cm" svg:x="6.949cm" svg:y="0.162cm" svg:viewBox="0 0 202 224" svg:d="M29 189c-1 9-4 20-4 21 0 10 6 14 14 14 6 0 14-4 18-14 2-1 19-68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91" draw:text-style-name="P9" svg:width="0.175cm" svg:height="0.492cm" svg:x="7.207cm" svg:y="0.012cm" svg:viewBox="0 0 176 493" svg:d="M71 429c0 18-12 50-67 55-1 0-4 1-4 4 0 5 6 5 10 5 49 0 94-23 94-61v-112c0-20 0-35 21-52 16-14 35-16 46-16 3 0 5-2 5-5 0-4-4-4-8-6-32-1-57-19-62-43-2-6-2-7-2-24v-98c0-21 0-37-23-56-21-16-54-20-71-20-4 0-10 0-10 6 0 4 3 4 8 5 31 2 56 18 62 42 1 6 1 6 1 24v104c0 22 5 31 20 46 11 11 24 17 39 20-40 11-59 35-59 63z"><text:p/></draw:path><draw:path draw:style-name="gr92" draw:text-style-name="P9" svg:width="0.058cm" svg:height="0.148cm" svg:x="7.541cm" svg:y="0.328cm" svg:viewBox="0 0 59 149" svg:d="M59 52c0-32-13-52-32-52-17 0-27 13-27 25 0 14 10 28 27 28 5 0 12-3 16-7 3-1 3-1 5-1v7c0 36-17 67-34 83-6 5-6 7-6 8 0 4 2 6 6 6 6 0 45-40 45-97z"><text:p/></draw:path><draw:path draw:style-name="gr93" draw:text-style-name="P9" svg:width="0.199cm" svg:height="0.418cm" svg:x="7.74cm" svg:y="0cm" svg:viewBox="0 0 200 419" svg:d="M169 10c0-6-4-10-9-10-9 0-10 6-13 15-6 21-1 3-7 23-6-3-21-10-39-10-28 0-60 14-80 53-18 40-21 84-21 129 0 33 0 121 42 159-11 38-11 39-11 42 0 4 5 8 11 8 7 0 8-4 11-15 6-20 2-3 6-21 12 5 28 10 40 10 56 0 77-48 87-71 13-35 14-75 14-112 0-36 0-117-43-158zM49 346c-15-33-15-94-15-141 0-40 0-73 7-105 8-47 37-62 60-62 10 0 22 4 36 15zM151 72c16 29 16 86 16 133 0 36 0 73-6 106-8 51-35 70-62 70-11 0-23-2-35-14z"><text:p/></draw:path><draw:path draw:style-name="gr94" draw:text-style-name="P9" svg:width="0.339cm" svg:height="0.156cm" svg:x="7.989cm" svg:y="0.026cm" svg:viewBox="0 0 340 157" svg:d="M174 59c-20-23-26-28-37-38-22-15-45-21-63-21-43 0-74 36-74 79 0 40 31 78 73 78 47 0 81-41 94-59 18 23 23 28 37 38 21 14 44 21 62 21 43 0 74-36 74-78 0-43-29-79-73-79-47 0-81 39-93 59zM183 70c16-22 45-56 87-56 35 0 60 31 60 65 0 32-26 58-58 58-33 0-55-26-89-67zM155 87c-12 22-43 56-85 56-35 0-60-31-60-64 0-34 26-59 59-59 32 0 54 26 86 67z"><text:p/></draw:path><draw:path draw:style-name="gr95" draw:text-style-name="P9" svg:width="0.11cm" svg:height="0.492cm" svg:x="8.406cm" svg:y="0.012cm" svg:viewBox="0 0 111 493" svg:d="M109 255c2-5 2-7 2-8 0-2 0-3-2-9l-88-227c-3-8-6-11-11-11-6 0-10 4-10 10 0 1 0 3 3 8l88 229-88 228c-3 4-3 6-3 10s4 8 10 8c7 0 8-4 10-8z"><text:p/></draw:path><draw:path draw:style-name="gr96" draw:text-style-name="P9" svg:width="0.02cm" svg:height="0.492cm" svg:x="8.766cm" svg:y="0.012cm" svg:viewBox="0 0 21 493" svg:d="M21 18c0-10 0-18-11-18-10 0-10 8-10 18v457c0 10 0 18 10 18 11 0 11-8 11-18z"><text:p/></draw:path><draw:path draw:style-name="gr97" draw:text-style-name="P9" svg:width="0.327cm" svg:height="0.115cm" svg:x="8.79cm" svg:y="0.199cm" svg:viewBox="0 0 328 116" svg:d="M311 20c8 0 17 0 17-10s-9-10-16-10h-295c-9 0-17 0-17 10s8 10 17 10zM312 116c7 0 16 0 16-9 0-10-9-10-17-10h-294c-9 0-17 0-17 10 0 9 8 9 17 9z"><text:p/></draw:path><draw:path draw:style-name="gr98" draw:text-style-name="P9" svg:width="0.299cm" svg:height="0.443cm" svg:x="9.295cm" svg:y="0.037cm" svg:viewBox="0 0 300 444" svg:d="M224 13c0-2 1-5 1-7 0-6-4-6-5-6-6 0-6 1-9 10l-81 326c-38-4-56-22-56-54 0-10 0-24 27-93 1-7 4-14 4-24 0-22-15-40-41-40-46 0-64 71-64 75 0 5 4 5 6 5 5 0 5 0 8-9 13-47 34-60 50-60 3 0 12 0 12 15 0 13-5 26-12 42-22 62-22 76-22 85 0 46 38 67 84 70-3 17-3 18-10 45-1 5-11 44-11 47 0 0 0 4 6 4 1 0 4 0 4-2 1-2 5-13 5-20l20-73c18 0 62 0 108-55 19-22 31-43 36-57 4-13 16-56 16-77 0-28-14-35-23-35-11 0-24 12-24 24 0 5 2 8 7 12 6 6 17 18 17 42 0 33-25 73-42 91-43 44-75 44-92 44z"><text:p/></draw:path></draw:g></text:p>
      <text:p text:style-name="P5"/>
      <text:p text:style-name="P5"><draw:g text:anchor-type="as-char" svg:y="-0.377cm" draw:z-index="12" draw:style-name="gr1"><svg:title>TexMaths</svg:title><svg:desc>14§display§\left\langle \left\{ PL-r \right\}, \emptyset^{\infty} \right\rangle \models \psi§svg§600§FALSE§</svg:desc><draw:polygon draw:style-name="gr99" draw:text-style-name="P8" svg:width="4.368cm" svg:height="0.455cm" svg:x="0cm" svg:y="0.026cm" svg:viewBox="0 0 4369 456" draw:points="2186,456 0,456 0,0 4369,0 4369,456"><text:p/></draw:polygon><draw:path draw:style-name="gr100" draw:text-style-name="P9" svg:width="0.11cm" svg:height="0.492cm" svg:x="0.029cm" svg:y="0.012cm" svg:viewBox="0 0 111 493" svg:d="M109 20c2-6 2-7 2-10 0-6-5-10-10-10-4 0-9 3-11 11l-87 227c-2 3-3 6-3 9 0 1 0 3 3 8l87 227c2 6 4 11 11 11 5 0 10-4 10-8 0-3 0-4-2-10l-89-228z"><text:p/></draw:path><draw:path draw:style-name="gr101" draw:text-style-name="P9" svg:width="0.175cm" svg:height="0.492cm" svg:x="0.202cm" svg:y="0.012cm" svg:viewBox="0 0 176 493" svg:d="M104 66c0-20 14-52 67-55 3-1 5-3 5-5 0-6-5-6-9-6-51 0-96 25-96 62v112c0 19 0 36-19 52-17 14-37 15-48 15-1 2-4 3-4 6 0 5 3 5 8 5 33 3 56 20 62 44 1 5 1 7 1 25v97c0 21 0 38 24 56 20 14 52 19 72 19 4 0 9 0 9-5 0-4-4-4-8-4-31-3-56-19-62-44-2-5-2-5-2-22v-105c0-23-3-31-19-47-11-11-26-15-39-19 41-11 58-34 58-63z"><text:p/></draw:path><draw:path draw:style-name="gr102" draw:text-style-name="P9" svg:width="0.352cm" svg:height="0.337cm" svg:x="0.433cm" svg:y="0.043cm" svg:viewBox="0 0 353 338" svg:d="M130 182h84c69 0 139-52 139-106 0-40-32-76-98-76h-160c-8 0-14 0-14 8 0 7 4 7 14 7 6 0 14 0 21 2 9 0 10 3 10 8 0 0 0 3 0 9l-67 266c-6 18-6 22-45 22-8 0-14 0-14 10 0 6 6 6 8 6 13 0 48-2 62-2 11 0 22 0 32 0s21 2 31 2c4 0 10 0 10-10 0-6-4-6-13-6-18 0-32 0-32-9 0-2 0-5 1-7zM165 34c6-17 6-19 27-19h47c41 0 68 14 68 48 0 18-10 62-30 80-24 22-54 25-75 25h-70z"><text:p/></draw:path><draw:path draw:style-name="gr103" draw:text-style-name="P9" svg:width="0.297cm" svg:height="0.337cm" svg:x="0.816cm" svg:y="0.043cm" svg:viewBox="0 0 298 338" svg:d="M165 38c6-17 6-23 52-23 15 0 20 0 20-9 0-6-6-6-9-6-15 0-57 1-73 1-14 0-51-1-65-1-3 0-9 0-9 10 0 5 4 5 13 5 1 0 10 0 19 2 9 0 13 1 13 8 0 0 0 3-1 9l-66 266c-6 18-6 22-45 22-10 0-14 0-14 10 0 6 4 6 14 6h228c13 0 13 0 16-9l39-107c1-5 1-6 1-6 0-3-1-6-5-6-5 0-5 3-9 12-17 44-39 100-124 100h-47c-7 0-8 0-9 0-6 0-7-1-7-5 0-2 0-3 1-11z"><text:p/></draw:path><draw:path draw:style-name="gr104" draw:text-style-name="P9" svg:width="0.3cm" svg:height="0.02cm" svg:x="1.283cm" svg:y="0.249cm" svg:viewBox="0 0 301 21" svg:d="M284 21c9 0 17 0 17-11 0-10-8-10-17-10h-267c-9 0-17 0-17 10 0 11 8 11 17 11z"><text:p/></draw:path><draw:path draw:style-name="gr105" draw:text-style-name="P9" svg:width="0.201cm" svg:height="0.223cm" svg:x="1.747cm" svg:y="0.162cm" svg:viewBox="0 0 202 224" svg:d="M29 189c-1 9-4 20-4 21 0 10 6 14 14 14 6 0 14-4 18-14 2-1 19-68 20-78 4-17 13-51 15-65 3-5 17-29 28-40 5-3 19-16 40-16 14 0 21 6 22 6-17 3-27 14-27 26 0 9 6 19 20 19 13 0 27-12 27-30s-16-32-42-32c-33 0-54 25-62 38-6-23-22-38-46-38-23 0-32 20-37 28-8 17-15 48-15 48 0 5 4 5 6 5 5 0 5 0 8-11 8-35 18-59 36-59 9 0 16 3 16 23 0 9-2 15-7 42z"><text:p/></draw:path><draw:path draw:style-name="gr106" draw:text-style-name="P9" svg:width="0.175cm" svg:height="0.492cm" svg:x="2.005cm" svg:y="0.012cm" svg:viewBox="0 0 176 493" svg:d="M71 429c0 18-12 50-67 55-1 0-4 1-4 4 0 5 6 5 10 5 49 0 94-23 94-61v-112c0-20 0-35 21-52 16-14 35-16 46-16 3 0 5-2 5-5 0-4-4-4-8-6-32-1-57-19-62-43-2-6-2-7-2-24v-98c0-21 0-37-23-56-21-16-54-20-71-20-4 0-10 0-10 6 0 4 3 4 8 5 31 2 56 18 62 42 1 6 1 6 1 24v104c0 22 5 31 20 46 11 11 24 17 39 20-40 11-59 35-59 63z"><text:p/></draw:path><draw:path draw:style-name="gr107" draw:text-style-name="P9" svg:width="0.058cm" svg:height="0.148cm" svg:x="2.34cm" svg:y="0.328cm" svg:viewBox="0 0 59 149" svg:d="M59 52c0-32-13-52-32-52-17 0-27 13-27 25 0 14 10 28 27 28 5 0 12-3 16-7 3-1 3-1 5-1v7c0 36-17 67-34 83-6 5-6 7-6 8 0 4 2 6 6 6 6 0 45-40 45-97z"><text:p/></draw:path><draw:path draw:style-name="gr108" draw:text-style-name="P9" svg:width="0.199cm" svg:height="0.418cm" svg:x="2.539cm" svg:y="0cm" svg:viewBox="0 0 200 419" svg:d="M169 10c0-6-4-10-9-10-9 0-10 6-13 15-6 21-1 3-7 23-6-3-21-10-39-10-30 0-60 14-80 53-18 40-21 84-21 129 0 33 0 121 42 159-11 38-11 39-11 42 0 4 5 8 11 8 7 0 8-4 11-15 6-20 2-3 6-21 12 5 28 10 40 10 56 0 77-48 87-71 13-35 14-75 14-112 0-36 0-117-43-158zM49 346c-15-33-15-94-15-141 0-40 0-73 7-105 8-47 37-62 60-62 8 0 22 4 36 15zM151 72c16 29 16 86 16 133 0 36 0 73-6 106-8 51-35 70-62 70-11 0-23-2-35-14z"><text:p/></draw:path><draw:path draw:style-name="gr109" draw:text-style-name="P9" svg:width="0.339cm" svg:height="0.156cm" svg:x="2.788cm" svg:y="0.026cm" svg:viewBox="0 0 340 157" svg:d="M174 59c-20-23-26-28-37-38-22-15-45-21-63-21-43 0-74 36-74 79 0 40 31 78 73 78 47 0 81-41 94-59 18 23 23 28 37 38 21 14 44 21 62 21 43 0 74-36 74-78 0-43-29-79-73-79-47 0-81 39-93 59zM183 70c16-22 45-56 87-56 35 0 60 31 60 65 0 32-26 58-58 58-33 0-55-26-89-67zM155 87c-12 22-43 56-85 56-35 0-60-31-60-64 0-34 26-59 59-59 32 0 54 26 86 67z"><text:p/></draw:path><draw:path draw:style-name="gr110" draw:text-style-name="P9" svg:width="0.11cm" svg:height="0.492cm" svg:x="3.205cm" svg:y="0.012cm" svg:viewBox="0 0 111 493" svg:d="M109 255c2-5 2-7 2-8 0-2 0-3-2-9l-88-227c-3-8-6-11-11-11-6 0-10 4-10 10 0 1 0 3 3 8l88 229-88 228c-3 4-3 6-3 10s4 8 10 8c7 0 8-4 10-8z"><text:p/></draw:path><draw:path draw:style-name="gr111" draw:text-style-name="P9" svg:width="0.02cm" svg:height="0.492cm" svg:x="3.565cm" svg:y="0.012cm" svg:viewBox="0 0 21 493" svg:d="M21 18c0-10 0-18-11-18-10 0-10 8-10 18v457c0 10 0 18 10 18 11 0 11-8 11-18z"><text:p/></draw:path><draw:path draw:style-name="gr112" draw:text-style-name="P9" svg:width="0.327cm" svg:height="0.115cm" svg:x="3.589cm" svg:y="0.199cm" svg:viewBox="0 0 328 116" svg:d="M311 20c8 0 17 0 17-10s-9-10-16-10h-295c-9 0-17 0-17 10s8 10 17 10zM312 116c7 0 16 0 16-9 0-10-9-10-17-10h-294c-9 0-17 0-17 10 0 9 8 9 17 9z"><text:p/></draw:path><draw:path draw:style-name="gr113" draw:text-style-name="P9" svg:width="0.299cm" svg:height="0.443cm" svg:x="4.094cm" svg:y="0.037cm" svg:viewBox="0 0 300 444" svg:d="M224 13c0-2 1-5 1-7 0-6-4-6-5-6-6 0-6 1-9 10l-81 326c-38-4-56-22-56-54 0-10 0-24 27-93 1-7 4-14 4-24 0-22-15-40-41-40-46 0-64 71-64 75 0 5 4 5 6 5 5 0 5 0 8-9 13-47 34-60 50-60 3 0 12 0 12 15 0 13-5 26-12 42-22 62-22 76-22 85 0 46 38 67 84 70-3 17-3 18-10 45-1 5-12 44-12 47 0 0 0 4 7 4 1 0 4 0 4-2 1-2 5-13 5-20l20-73c18 0 62 0 108-55 19-22 31-43 36-57 4-13 16-56 16-77 0-28-14-35-23-35-11 0-24 12-24 24 0 5 2 8 7 12 6 6 17 18 17 42 0 33-25 73-42 91-43 44-75 44-92 44z"><text:p/></draw:path></draw:g></text:p>
      <text:p text:style-name="P5"/>
      <text:p text:style-name="P5"><draw:g text:anchor-type="as-char" svg:y="-0.377cm" draw:z-index="13" draw:style-name="gr1"><svg:title>TexMaths</svg:title><svg:desc>14§display§\left\langle \emptyset^{\infty} \right\rangle \mid\ne \psi§svg§600§FALSE§</svg:desc><draw:polygon draw:style-name="gr114" draw:text-style-name="P8" svg:width="2.101cm" svg:height="0.455cm" svg:x="0cm" svg:y="0.026cm" svg:viewBox="0 0 2102 456" draw:points="1052,456 0,456 0,0 2102,0 2102,456"><text:p/></draw:polygon><draw:path draw:style-name="gr115" draw:text-style-name="P9" svg:width="0.11cm" svg:height="0.492cm" svg:x="0.029cm" svg:y="0.012cm" svg:viewBox="0 0 111 493" svg:d="M109 20c2-6 2-7 2-10 0-6-5-10-10-10-4 0-9 3-11 11l-87 227c-2 3-3 6-3 9 0 1 0 3 3 8l87 227c2 6 4 11 11 11 5 0 10-4 10-8 0-3 0-4-2-10l-89-228z"><text:p/></draw:path><draw:path draw:style-name="gr116" draw:text-style-name="P9" svg:width="0.199cm" svg:height="0.418cm" svg:x="0.189cm" svg:y="0cm" svg:viewBox="0 0 200 419" svg:d="M169 10c0-6-4-10-9-10-9 0-10 6-13 15-6 21-1 3-7 23-6-3-21-10-39-10-28 0-60 14-80 53-18 40-21 84-21 129 0 33 0 121 42 159-11 38-11 39-11 42 0 4 5 8 11 8 7 0 8-4 11-15 6-20 2-3 6-21 12 5 28 10 40 10 56 0 77-48 87-71 13-35 14-75 14-112 0-36 0-117-43-158zM49 346c-15-33-15-94-15-141 0-40 0-73 7-105 8-47 37-62 60-62 10 0 22 4 35 15zM151 71c16 30 16 87 16 134 0 36 0 73-6 106-8 51-35 70-62 70-11 0-23-2-35-14z"><text:p/></draw:path><draw:path draw:style-name="gr117" draw:text-style-name="P9" svg:width="0.339cm" svg:height="0.156cm" svg:x="0.44cm" svg:y="0.026cm" svg:viewBox="0 0 340 157" svg:d="M174 59c-20-23-26-28-37-38-22-15-45-21-63-21-43 0-74 36-74 79 0 40 31 78 73 78 47 0 81-41 94-59 18 23 23 28 38 38 21 14 43 21 61 21 44 0 74-36 74-78 0-43-29-79-72-79-48 0-82 39-94 59zM183 70c16-22 45-56 87-56 35 0 61 31 61 65 0 32-27 58-59 58s-55-26-89-67zM155 87c-12 22-43 56-85 56-35 0-60-31-60-64 0-34 26-59 59-59 32 0 54 26 86 67z"><text:p/></draw:path><draw:path draw:style-name="gr118" draw:text-style-name="P9" svg:width="0.11cm" svg:height="0.492cm" svg:x="0.857cm" svg:y="0.012cm" svg:viewBox="0 0 111 493" svg:d="M109 255c2-5 2-7 2-8 0-2 0-3-2-9l-88-227c-3-8-6-11-11-11-6 0-10 4-10 10 0 1 0 3 3 8l88 229-88 228c-3 4-3 6-3 10s4 8 10 8c7 0 8-4 10-8z"><text:p/></draw:path><draw:path draw:style-name="gr119" draw:text-style-name="P9" svg:width="0.02cm" svg:height="0.492cm" svg:x="1.217cm" svg:y="0.012cm" svg:viewBox="0 0 21 493" svg:d="M21 18c0-10 0-18-11-18-10 0-10 8-10 18v457c0 10 0 18 10 18 11 0 11-8 11-18z"><text:p/></draw:path><draw:path draw:style-name="gr120" draw:text-style-name="P9" svg:width="0.246cm" svg:height="0.459cm" svg:x="1.363cm" svg:y="0.028cm" svg:viewBox="0 0 247 460" svg:d="M244 20c3-7 3-9 3-10 0-3-3-10-10-10-6 0-7 3-10 10l-224 430c-3 7-3 9-3 11 0 3 3 9 10 9 5 0 7-3 11-9z"><text:p/></draw:path><draw:path draw:style-name="gr121" draw:text-style-name="P9" svg:width="0.327cm" svg:height="0.115cm" svg:x="1.322cm" svg:y="0.199cm" svg:viewBox="0 0 328 116" svg:d="M311 20c8 0 17 0 17-10s-9-10-16-10h-295c-9 0-17 0-17 10s8 10 17 10zM312 116c7 0 16 0 16-9 0-10-9-10-17-10h-294c-9 0-17 0-17 10 0 9 8 9 17 9z"><text:p/></draw:path><draw:path draw:style-name="gr122" draw:text-style-name="P9" svg:width="0.299cm" svg:height="0.443cm" svg:x="1.828cm" svg:y="0.037cm" svg:viewBox="0 0 300 444" svg:d="M224 13c0-2 2-5 2-7 0-6-5-6-6-6-6 0-6 1-8 10l-82 326c-38-4-56-22-56-54 0-10 0-24 25-93 3-7 6-14 6-24 0-22-15-40-41-40-46 0-64 71-64 75 0 5 4 5 6 5 5 0 5 0 8-9 13-47 34-60 50-60 3 0 12 0 12 15 0 13-6 26-12 42-22 62-22 76-22 85 0 46 38 67 84 70-3 17-3 18-10 45-1 5-12 44-12 47 0 0 0 4 7 4 1 0 4 0 4-2 1-2 5-13 5-20l20-73c18 0 62 0 108-55 20-22 31-43 36-57 5-13 16-56 16-77 0-28-14-35-23-35-11 0-23 12-23 24 0 5 1 8 7 12 5 6 16 18 16 42 0 33-25 73-42 91-43 44-75 44-92 44z"><text:p/></draw:path></draw:g></text:p>
      <text:p text:style-name="P5"/>
      <text:p text:style-name="P5"/>
      <text:p text:style-name="P5"/>
      <text:p text:style-name="P5">This means we can define a system with rules encoded as propositions.</text:p>
      <text:p text:style-name="P5"/>
      <text:p text:style-name="P6">PL-gr xor PL-r = <draw:g text:anchor-type="as-char" svg:y="-0.339cm" draw:z-index="16" draw:style-name="gr1"><svg:title>TexMaths</svg:title><svg:desc>14§display§\Phi§svg§600§FALSE§</svg:desc><draw:polygon draw:style-name="gr127" draw:text-style-name="P8" svg:width="0.28cm" svg:height="0.288cm" svg:x="0cm" svg:y="0.026cm" svg:viewBox="0 0 281 289" draw:points="140,289 0,289 0,0 281,0 281,289"><text:p/></draw:polygon><draw:path draw:style-name="gr128" draw:text-style-name="P9" svg:width="0.302cm" svg:height="0.337cm" svg:x="0.003cm" svg:y="0cm" svg:viewBox="0 0 303 338" svg:d="M170 272c77-7 133-53 133-102 0-52-57-97-133-103v-28c0-17 0-24 48-24h16v-15c-18 1-64 1-84 1-21 0-67 0-85-1v15h18c46 0 46 6 46 24v28c-76 7-129 54-129 101 0 52 55 95 129 104v27c0 16 0 23-46 23h-18v16c18-2 64-2 85-2 20 0 66 0 84 2v-16h-16c-48 0-48-5-48-23zM129 259c-70-8-80-59-80-89 0-27 6-83 80-92zM170 77c69 8 83 55 83 91 0 31-7 83-83 93z"><text:p/></draw:path></draw:g><text:s text:c="2"/>is an example of a rule using or semantics</text:p>
      <text:p text:style-name="P6"/>
      <text:p text:style-name="P6">TL-gr <draw:g text:anchor-type="as-char" svg:y="-0.256cm" draw:z-index="17" draw:style-name="gr1"><svg:title>TexMaths</svg:title><svg:desc>14§display§\rightarrow§svg§600§FALSE§</svg:desc><draw:polygon draw:style-name="gr129" draw:text-style-name="P8" svg:width="0.413cm" svg:height="0.207cm" svg:x="0cm" svg:y="0.025cm" svg:viewBox="0 0 414 208" draw:points="208,208 0,208 0,0 414,0 414,208"><text:p/></draw:polygon><draw:path draw:style-name="gr130" draw:text-style-name="P9" svg:width="0.435cm" svg:height="0.256cm" svg:x="0.003cm" svg:y="0cm" svg:viewBox="0 0 436 257" svg:d="M383 138c-26 21-40 42-44 47-21 35-26 66-26 66 0 6 6 6 10 6 7 0 9-2 11-9 12-50 41-90 97-113 5-3 5-4 5-7s-2-4-2-5c-23-9-81-32-101-115-1-7-3-8-10-8-4 0-10 0-10 6 0 1 5 32 26 65 8 15 23 32 44 48h-365c-10 0-18 0-18 9 0 10 8 10 18 10z"><text:p/></draw:path></draw:g><text:s/>X TL-am = <draw:g text:anchor-type="as-char" svg:y="-0.347cm" draw:z-index="18" draw:style-name="gr1"><svg:title>TexMaths</svg:title><svg:desc>14§display§\psi§svg§600§FALSE§</svg:desc><draw:polygon draw:style-name="gr131" draw:text-style-name="P8" svg:width="0.263cm" svg:height="0.394cm" svg:x="0.01cm" svg:y="0.026cm" svg:viewBox="0 0 264 395" draw:points="133,395 0,395 0,0 264,0 264,395"><text:p/></draw:polygon><draw:path draw:style-name="gr132" draw:text-style-name="P9" svg:width="0.298cm" svg:height="0.443cm" svg:x="0cm" svg:y="0cm" svg:viewBox="0 0 299 444" svg:d="M223 13c0-2 2-5 2-7 0-6-3-6-6-6-5 0-5 1-8 10l-81 326c-38-4-56-22-56-55 0-9 0-23 27-92 1-7 4-14 4-24 0-22-16-40-41-40-46 0-64 71-64 75s4 4 6 4c5 0 5 0 8-8 13-48 33-60 50-60 3 0 13 0 13 15 0 13-6 25-13 42-22 63-22 76-22 84 0 46 38 67 85 70-4 17-4 18-11 45-1 6-11 45-11 48 0 0 0 4 5 4 2 0 5 0 6-3 0 0 4-13 6-20l18-72c18 0 61 0 107-54 21-22 32-44 38-58 4-13 14-56 14-77 0-28-14-35-21-35-13 0-25 12-25 23 0 6 3 9 7 13 5 6 18 18 18 42 0 32-27 73-43 91-44 43-74 43-93 43z"><text:p/></draw:path></draw:g><text:s text:c="2"/>is an example of a rule using next state semantics</text:p>
      <text:p text:style-name="P6"/>
      <text:p text:style-name="P6">PL-gr U PL-r is an example of a rule using until semantics</text:p>
      <text:p text:style-name="P6"/>
      <text:p text:style-name="P7">In the essay and talk give 3 examples of each. <text:s/>This could be done as 2 slides, one describing the vocabulary of a trace and the other as examples.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13:20.511793918</meta:creation-date>
    <dc:date>2019-11-25T12:00:28.225717532</dc:date>
    <meta:editing-duration>PT25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15" meta:character-count="2332" meta:non-whitespace-character-count="1911"/>
  </office:meta>
</office:document-meta>
</file>